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styles.xml" manifest:media-type="text/xml"/>
  <manifest:file-entry manifest:full-path="Object 92/content.xml" manifest:media-type="text/xml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8" manifest:media-type=""/>
  <manifest:file-entry manifest:full-path="ObjectReplacements/Object 81" manifest:media-type="application/x-openoffice-gdimetafile;windows_formatname=&quot;GDIMetaFile&quot;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Thumbnails/thumbnail.png" manifest:media-type="image/png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fo:font-weight="bold" officeooo:rsid="00b428b8" officeooo:paragraph-rsid="00b57e12" style:font-size-asian="16pt" style:font-weight-asian="bold" style:font-size-complex="16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fo:color="#000000" loext:opacity="100%" style:font-name="Liberation Serif" fo:font-size="15pt" officeooo:rsid="00b428b8" officeooo:paragraph-rsid="00b428b8" style:font-size-asian="15pt" style:font-size-complex="15pt"/>
    </style:style>
    <style:style style:name="P4" style:family="paragraph" style:parent-style-name="Standard">
      <style:text-properties fo:color="#000000" loext:opacity="100%" style:font-name="Liberation Serif" fo:font-size="12pt" fo:font-weight="normal" officeooo:rsid="009a878d" officeooo:paragraph-rsid="009a878d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Liberation Serif" fo:font-size="12pt" fo:font-weight="normal" officeooo:rsid="009a878d" officeooo:paragraph-rsid="00a1d67f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Liberation Serif" fo:font-size="12pt" fo:font-weight="normal" officeooo:rsid="009a878d" officeooo:paragraph-rsid="00a3a736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Liberation Serif" fo:font-size="12pt" fo:font-weight="normal" officeooo:rsid="009a878d" officeooo:paragraph-rsid="00a220e4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style:font-name="Liberation Serif" fo:font-size="12pt" fo:font-weight="normal" officeooo:rsid="009a878d" officeooo:paragraph-rsid="00a50bf9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style:font-name="Liberation Serif" fo:font-size="12pt" fo:font-weight="normal" officeooo:rsid="009a878d" officeooo:paragraph-rsid="00a747e2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style:font-name="Liberation Serif" fo:font-size="12pt" fo:font-weight="normal" officeooo:rsid="009a878d" officeooo:paragraph-rsid="00ab9ac8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style:font-name="Liberation Serif" fo:font-size="12pt" fo:font-weight="normal" officeooo:rsid="009a878d" officeooo:paragraph-rsid="00c73ec7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style:font-name="Liberation Serif" fo:font-size="12pt" fo:font-weight="normal" officeooo:rsid="009a878d" officeooo:paragraph-rsid="00abef70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Liberation Serif" fo:font-size="12pt" fo:font-weight="normal" officeooo:rsid="009a878d" officeooo:paragraph-rsid="00ad900c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style:font-name="Liberation Serif" fo:font-size="12pt" fo:font-weight="normal" officeooo:rsid="00a7fddb" officeooo:paragraph-rsid="00a7fddb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style:font-name="Liberation Serif" fo:font-size="12pt" fo:font-weight="normal" officeooo:rsid="00a7fddb" officeooo:paragraph-rsid="00c3e24f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style:font-name="Liberation Serif" fo:font-size="12pt" fo:font-weight="normal" officeooo:rsid="00a7fddb" officeooo:paragraph-rsid="009a878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break-before="page"/>
      <style:text-properties fo:color="#000000" loext:opacity="100%" style:font-name="Liberation Serif" fo:font-size="12pt" fo:font-weight="normal" officeooo:rsid="00a7fddb" officeooo:paragraph-rsid="009a878d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loext:opacity="100%" style:font-name="Liberation Serif" fo:font-size="12pt" fo:font-weight="bold" officeooo:rsid="009a878d" officeooo:paragraph-rsid="00a3a736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loext:opacity="100%" style:font-name="Liberation Serif" fo:font-size="12pt" fo:font-weight="bold" officeooo:rsid="009a878d" officeooo:paragraph-rsid="00a9beff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loext:opacity="100%" style:font-name="Liberation Serif" fo:font-size="12pt" fo:font-weight="bold" officeooo:rsid="009a878d" officeooo:paragraph-rsid="009a878d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loext:opacity="100%" style:font-name="Liberation Serif" fo:font-size="12pt" fo:font-weight="bold" officeooo:rsid="00cc545f" officeooo:paragraph-rsid="009a878d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 style:font-name="Liberation Serif" fo:font-size="12pt" fo:font-style="italic" fo:font-weight="bold" officeooo:rsid="009a878d" officeooo:paragraph-rsid="00a747e2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color="#000000" loext:opacity="100%" style:font-name="Liberation Serif" fo:font-size="13pt" fo:font-weight="bold" officeooo:rsid="009a878d" officeooo:paragraph-rsid="009a878d" style:font-size-asian="13pt" style:font-weight-asian="bold" style:font-size-complex="13pt" style:font-weight-complex="bold"/>
    </style:style>
    <style:style style:name="P24" style:family="paragraph" style:parent-style-name="Standard">
      <style:text-properties fo:color="#000000" loext:opacity="100%" style:font-name="Liberation Serif" fo:font-size="13pt" fo:font-weight="bold" officeooo:rsid="009a878d" officeooo:paragraph-rsid="00a9beff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c2c7" style:font-weight-asian="bold" style:font-weight-complex="bold"/>
    </style:style>
    <style:style style:name="T3" style:family="text">
      <style:text-properties fo:font-weight="bold" officeooo:rsid="009a878d" style:font-weight-asian="bold" style:font-weight-complex="bold"/>
    </style:style>
    <style:style style:name="T4" style:family="text">
      <style:text-properties fo:font-weight="bold" officeooo:rsid="00ab9ac8" style:font-weight-asian="bold" style:font-weight-complex="bold"/>
    </style:style>
    <style:style style:name="T5" style:family="text">
      <style:text-properties officeooo:rsid="00a0338c"/>
    </style:style>
    <style:style style:name="T6" style:family="text">
      <style:text-properties officeooo:rsid="00a220e4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50bf9"/>
    </style:style>
    <style:style style:name="T10" style:family="text">
      <style:text-properties officeooo:rsid="00a747e2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ab9ac8"/>
    </style:style>
    <style:style style:name="T13" style:family="text">
      <style:text-properties officeooo:rsid="00abef70"/>
    </style:style>
    <style:style style:name="T14" style:family="text">
      <style:text-properties officeooo:rsid="00d14def"/>
    </style:style>
    <style:style style:name="T15" style:family="text">
      <style:text-properties officeooo:rsid="00d5f1c4"/>
    </style:style>
    <style:style style:name="T16" style:family="text">
      <style:text-properties officeooo:rsid="00dce576"/>
    </style:style>
    <style:style style:name="T17" style:family="text">
      <style:text-properties officeooo:rsid="00dfd919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I- </text:span><text:span text:style-name="T3">Définition</text:span></text:p>
      <text:p text:style-name="P4">Une suite <draw:frame draw:style-name="fr1" draw:name="Objet68" text:anchor-type="as-char" svg:y="-0.496cm" svg:width="1.199cm" svg:height="0.714cm" draw:z-index="0"><draw:object xlink:href="./Object 68" xlink:type="simple" xlink:show="embed" xlink:actuate="onLoad"/><draw:image xlink:href="./ObjectReplacements/Object 68" xlink:type="simple" xlink:show="embed" xlink:actuate="onLoad"/><svg:desc>formule</svg:desc></draw:frame><text:s/>est dite arithmétique lorsqu'on passe de chaque terme au suivant en ajoutant toujours le même <text:span text:style-name="T5">nombre </text:span><text:span text:style-name="T5"><draw:frame draw:style-name="fr1" draw:name="Objet70" text:anchor-type="as-char" svg:y="-0.457cm" svg:width="0.515cm" svg:height="0.605cm" draw:z-index="1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5"> : </text:span><text:span text:style-name="T5"><draw:frame draw:style-name="fr1" draw:name="Objet71" text:anchor-type="as-char" svg:y="-0.457cm" svg:width="2.651cm" svg:height="0.676cm" draw:z-index="2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5">pour tout indice </text:span><text:span text:style-name="T5"><draw:frame draw:style-name="fr1" draw:name="Objet72" text:anchor-type="as-char" svg:y="-0.457cm" svg:width="0.566cm" svg:height="0.605cm" draw:z-index="3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5">.</text:span></text:p>
      <text:p text:style-name="P4">Ce nombre <draw:frame draw:style-name="fr1" draw:name="Objet73" text:anchor-type="as-char" svg:y="-0.457cm" svg:width="0.515cm" svg:height="0.605cm" draw:z-index="4"><draw:object xlink:href="./Object 73" xlink:type="simple" xlink:show="embed" xlink:actuate="onLoad"/><draw:image xlink:href="./ObjectReplacements/Object 73" xlink:type="simple" xlink:show="embed" xlink:actuate="onLoad"/><svg:desc>formule</svg:desc></draw:frame><text:s/>s'appelle la <text:span text:style-name="T7">raison</text:span> de la suite <draw:frame draw:style-name="fr1" draw:name="Objet74" text:anchor-type="as-char" svg:y="-0.496cm" svg:width="1.199cm" svg:height="0.714cm" draw:z-index="5"><draw:object xlink:href="./Object 74" xlink:type="simple" xlink:show="embed" xlink:actuate="onLoad"/><draw:image xlink:href="./ObjectReplacements/Object 74" xlink:type="simple" xlink:show="embed" xlink:actuate="onLoad"/><svg:desc>formule</svg:desc></draw:frame>.</text:p>
      <text:p text:style-name="P4"/>
      <text:p text:style-name="P23">M1 : comment vérifier qu'une suite <draw:frame draw:style-name="fr1" draw:name="Objet75" text:anchor-type="as-char" svg:y="-0.496cm" svg:width="1.199cm" svg:height="0.714cm" draw:z-index="6"><draw:object xlink:href="./Object 75" xlink:type="simple" xlink:show="embed" xlink:actuate="onLoad"/><draw:image xlink:href="./ObjectReplacements/Object 75" xlink:type="simple" xlink:show="embed" xlink:actuate="onLoad"/><svg:desc>formule</svg:desc></draw:frame>est arithmétique ?</text:p>
      <text:p text:style-name="P5">On calcule, pour tout indice <draw:frame draw:style-name="fr1" draw:name="Objet76" text:anchor-type="as-char" svg:y="-0.457cm" svg:width="0.566cm" svg:height="0.605cm" draw:z-index="7"><draw:object xlink:href="./Object 76" xlink:type="simple" xlink:show="embed" xlink:actuate="onLoad"/><draw:image xlink:href="./ObjectReplacements/Object 76" xlink:type="simple" xlink:show="embed" xlink:actuate="onLoad"/><svg:desc>formule</svg:desc></draw:frame>, la différence de deux termes consécutifs u<draw:frame draw:style-name="fr1" draw:name="Objet77" text:anchor-type="as-char" svg:y="-0.457cm" svg:width="2.103cm" svg:height="0.676cm" draw:z-index="8"><draw:object xlink:href="./Object 77" xlink:type="simple" xlink:show="embed" xlink:actuate="onLoad"/><draw:image xlink:href="./ObjectReplacements/Object 77" xlink:type="simple" xlink:show="embed" xlink:actuate="onLoad"/><svg:desc>formule</svg:desc></draw:frame>. </text:p>
      <text:p text:style-name="P5">Si obtient une quantité constante <draw:frame draw:style-name="fr1" draw:name="Objet78" text:anchor-type="as-char" svg:y="-0.457cm" svg:width="0.515cm" svg:height="0.605cm" draw:z-index="9"><draw:object xlink:href="./Object 78" xlink:type="simple" xlink:show="embed" xlink:actuate="onLoad"/><draw:image xlink:href="./ObjectReplacements/Object 78" xlink:type="simple" xlink:show="embed" xlink:actuate="onLoad"/><svg:desc>formule</svg:desc></draw:frame>, alors la suite est arithmétique de raison <draw:frame draw:style-name="fr1" draw:name="Objet79" text:anchor-type="as-char" svg:y="-0.457cm" svg:width="0.515cm" svg:height="0.605cm" draw:z-index="10"><draw:object xlink:href="./Object 79" xlink:type="simple" xlink:show="embed" xlink:actuate="onLoad"/><draw:image xlink:href="./ObjectReplacements/Object 79" xlink:type="simple" xlink:show="embed" xlink:actuate="onLoad"/><svg:desc>formule</svg:desc></draw:frame><text:s/>Si on obtient une quantité variable (dépendante de<draw:frame draw:style-name="fr1" draw:name="Objet80" text:anchor-type="as-char" svg:y="-0.457cm" svg:width="0.566cm" svg:height="0.605cm" draw:z-index="11"><draw:object xlink:href="./Object 80" xlink:type="simple" xlink:show="embed" xlink:actuate="onLoad"/><draw:image xlink:href="./ObjectReplacements/Object 80" xlink:type="simple" xlink:show="embed" xlink:actuate="onLoad"/><svg:desc>formule</svg:desc></draw:frame>), alors la suite n'est pas arithmétique.</text:p>
      <text:p text:style-name="P4"/>
      <text:p text:style-name="P4">Exemples : les suites suivantes sont elles arithmétiques ?</text:p>
      <text:p text:style-name="P18">1) <draw:frame draw:style-name="fr1" draw:name="Objet81" text:anchor-type="as-char" svg:y="-0.457cm" svg:width="2.424cm" svg:height="0.676cm" draw:z-index="12"><draw:object xlink:href="./Object 81" xlink:type="simple" xlink:show="embed" xlink:actuate="onLoad"/><draw:image xlink:href="./ObjectReplacements/Object 81" xlink:type="simple" xlink:show="embed" xlink:actuate="onLoad"/><svg:desc>formule</svg:desc></draw:frame><text:span text:style-name="T8">Pour tout indice </text:span><text:span text:style-name="T8"><draw:frame draw:style-name="fr1" draw:name="Objet82" text:anchor-type="as-char" svg:y="-0.457cm" svg:width="0.566cm" svg:height="0.605cm" draw:z-index="13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8">, on a :</text:span></text:p>
      <text:p text:style-name="P6"><draw:frame draw:style-name="fr1" draw:name="Objet83" text:anchor-type="as-char" svg:y="-0.496cm" svg:width="6.9cm" svg:height="0.714cm" draw:z-index="14"><draw:object xlink:href="./Object 83" xlink:type="simple" xlink:show="embed" xlink:actuate="onLoad"/><draw:image xlink:href="./ObjectReplacements/Object 83" xlink:type="simple" xlink:show="embed" xlink:actuate="onLoad"/><svg:desc>formule</svg:desc></draw:frame></text:p>
      <text:p text:style-name="P7"><draw:frame draw:style-name="fr1" draw:name="Objet96" text:anchor-type="as-char" svg:y="-0.457cm" svg:width="5.787cm" svg:height="0.676cm" draw:z-index="24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p text:style-name="P7"><draw:frame draw:style-name="fr2" draw:name="Objet97" text:anchor-type="as-char" svg:y="-0.457cm" svg:width="2.748cm" svg:height="0.679cm" draw:z-index="25"><draw:object xlink:href="./Object 97" xlink:type="simple" xlink:show="embed" xlink:actuate="onLoad"/><draw:image xlink:href="./ObjectReplacements/Object 97" xlink:type="simple" xlink:show="embed" xlink:actuate="onLoad"/><svg:desc>formule</svg:desc></draw:frame></text:p>
      <text:p text:style-name="P4">La suite <draw:frame draw:style-name="fr1" draw:name="Objet84" text:anchor-type="as-char" svg:y="-0.496cm" svg:width="1.199cm" svg:height="0.714cm" draw:z-index="15"><draw:object xlink:href="./Object 84" xlink:type="simple" xlink:show="embed" xlink:actuate="onLoad"/><draw:image xlink:href="./ObjectReplacements/Object 84" xlink:type="simple" xlink:show="embed" xlink:actuate="onLoad"/><svg:desc>formule</svg:desc></draw:frame>est arithmétique de raison <draw:frame draw:style-name="fr1" draw:name="Objet85" text:anchor-type="as-char" svg:y="-0.457cm" svg:width="1.157cm" svg:height="0.605cm" draw:z-index="16"><draw:object xlink:href="./Object 85" xlink:type="simple" xlink:show="embed" xlink:actuate="onLoad"/><draw:image xlink:href="./ObjectReplacements/Object 85" xlink:type="simple" xlink:show="embed" xlink:actuate="onLoad"/><svg:desc>formule</svg:desc></draw:frame>.<text:span text:style-name="T6">et de premier terme </text:span><text:span text:style-name="T6"><draw:frame draw:style-name="fr1" draw:name="Objet86" text:anchor-type="as-char" svg:y="-0.457cm" svg:width="1.817cm" svg:height="0.676cm" draw:z-index="17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p>
      <text:p text:style-name="P18"/>
      <text:p text:style-name="P18">2)<draw:frame draw:style-name="fr1" draw:name="Objet87" text:anchor-type="as-char" svg:y="-0.522cm" svg:width="2.201cm" svg:height="0.739cm" draw:z-index="18"><draw:object xlink:href="./Object 87" xlink:type="simple" xlink:show="embed" xlink:actuate="onLoad"/><draw:image xlink:href="./ObjectReplacements/Object 87" xlink:type="simple" xlink:show="embed" xlink:actuate="onLoad"/><svg:desc>formule</svg:desc></draw:frame><text:span text:style-name="T8">Pour tout indice </text:span><text:span text:style-name="T8"><draw:frame draw:style-name="fr1" draw:name="Objet88" text:anchor-type="as-char" svg:y="-0.457cm" svg:width="0.566cm" svg:height="0.605cm" draw:z-index="19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8">, on a :</text:span></text:p>
      <text:p text:style-name="P6"><draw:frame draw:style-name="fr1" draw:name="Objet89" text:anchor-type="as-char" svg:y="-0.522cm" svg:width="6.521cm" svg:height="0.739cm" draw:z-index="20"><draw:object xlink:href="./Object 89" xlink:type="simple" xlink:show="embed" xlink:actuate="onLoad"/><draw:image xlink:href="./ObjectReplacements/Object 89" xlink:type="simple" xlink:show="embed" xlink:actuate="onLoad"/><svg:desc>formule</svg:desc></draw:frame></text:p>
      <text:p text:style-name="P6"><draw:frame draw:style-name="fr1" draw:name="Objet93" text:anchor-type="as-char" svg:y="-0.522cm" svg:width="6.985cm" svg:height="0.739cm" draw:z-index="21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6"><draw:frame draw:style-name="fr1" draw:name="Objet94" text:anchor-type="as-char" svg:y="-0.522cm" svg:width="5.798cm" svg:height="0.739cm" draw:z-index="22"><draw:object xlink:href="./Object 94" xlink:type="simple" xlink:show="embed" xlink:actuate="onLoad"/><draw:image xlink:href="./ObjectReplacements/Object 94" xlink:type="simple" xlink:show="embed" xlink:actuate="onLoad"/><svg:desc>formule</svg:desc></draw:frame></text:p>
      <text:p text:style-name="P6"><draw:frame draw:style-name="fr2" draw:name="Objet95" text:anchor-type="as-char" svg:y="-0.457cm" svg:width="3.616cm" svg:height="0.679cm" draw:z-index="23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8">La suite <draw:frame draw:style-name="fr1" draw:name="Objet90" text:anchor-type="as-char" svg:y="-0.496cm" svg:width="1.199cm" svg:height="0.714cm" draw:z-index="26"><draw:object xlink:href="./Object 90" xlink:type="simple" xlink:show="embed" xlink:actuate="onLoad"/><draw:image xlink:href="./ObjectReplacements/Object 90" xlink:type="simple" xlink:show="embed" xlink:actuate="onLoad"/><svg:desc>formule</svg:desc></draw:frame><text:span text:style-name="T9">n’</text:span>est arithmétique.</text:p>
      <text:p text:style-name="P8">.</text:p>
      <text:p text:style-name="P23">M2 : comment calculer un terme quelconque d'une suite arithmétique ?</text:p>
      <text:p text:style-name="P9">On utilise l'une des relations suivantes :</text:p>
      <text:p text:style-name="P9"><text:s/><draw:frame draw:style-name="fr2" draw:name="Objet91" text:anchor-type="as-char" svg:y="-0.459cm" svg:width="2.556cm" svg:height="0.679cm" draw:z-index="27"><draw:object xlink:href="./Object 91" xlink:type="simple" xlink:show="embed" xlink:actuate="onLoad"/><draw:image xlink:href="./ObjectReplacements/Object 91" xlink:type="simple" xlink:show="embed" xlink:actuate="onLoad"/><svg:desc>formule</svg:desc></draw:frame><text:span text:style-name="T10">ou </text:span><text:span text:style-name="T10"><draw:frame draw:style-name="fr2" draw:name="Objet92" text:anchor-type="as-char" svg:y="-0.497cm" svg:width="3.692cm" svg:height="0.718cm" draw:z-index="28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/>(pour tous entiers <draw:frame draw:style-name="fr1" draw:name="Objet98" text:anchor-type="as-char" svg:y="-0.457cm" svg:width="0.591cm" svg:height="0.605cm" draw:z-index="29"><draw:object xlink:href="./Object 98" xlink:type="simple" xlink:show="embed" xlink:actuate="onLoad"/><draw:image xlink:href="./ObjectReplacements/Object 98" xlink:type="simple" xlink:show="embed" xlink:actuate="onLoad"/><svg:desc>formule</svg:desc></draw:frame><text:s/>et<draw:frame draw:style-name="fr1" draw:name="Objet99" text:anchor-type="as-char" svg:y="-0.457cm" svg:width="0.566cm" svg:height="0.605cm" draw:z-index="30"><draw:object xlink:href="./Object 99" xlink:type="simple" xlink:show="embed" xlink:actuate="onLoad"/><draw:image xlink:href="./ObjectReplacements/Object 99" xlink:type="simple" xlink:show="embed" xlink:actuate="onLoad"/><svg:desc>formule</svg:desc></draw:frame> )</text:p>
      <text:p text:style-name="P22"/>
      <text:p text:style-name="P4">Exemples : Calculer <draw:frame draw:style-name="fr1" draw:name="Objet100" text:anchor-type="as-char" svg:y="-0.457cm" svg:width="0.954cm" svg:height="0.676cm" draw:z-index="31"><draw:object xlink:href="./Object 100" xlink:type="simple" xlink:show="embed" xlink:actuate="onLoad"/><draw:image xlink:href="./ObjectReplacements/Object 100" xlink:type="simple" xlink:show="embed" xlink:actuate="onLoad"/><svg:desc>formule</svg:desc></draw:frame>dans les deux cas suivants :</text:p>
      <text:p text:style-name="P14">1) <draw:frame draw:style-name="fr1" draw:name="Objet103" text:anchor-type="as-char" svg:y="-0.49cm" svg:width="3.224cm" svg:height="0.718cm" draw:z-index="32"><draw:object xlink:href="./Object 103" xlink:type="simple" xlink:show="embed" xlink:actuate="onLoad"/><draw:image xlink:href="./ObjectReplacements/Object 103" xlink:type="simple" xlink:show="embed" xlink:actuate="onLoad"/><svg:desc>formule</svg:desc></draw:frame> : <draw:frame draw:style-name="fr1" draw:name="Objet104" text:anchor-type="as-char" svg:y="-0.496cm" svg:width="3.604cm" svg:height="0.714cm" draw:z-index="33"><draw:object xlink:href="./Object 104" xlink:type="simple" xlink:show="embed" xlink:actuate="onLoad"/><draw:image xlink:href="./ObjectReplacements/Object 104" xlink:type="simple" xlink:show="embed" xlink:actuate="onLoad"/><svg:desc>formule</svg:desc></draw:frame></text:p>
      <text:p text:style-name="P14"><draw:frame draw:style-name="fr1" draw:name="Objet105" text:anchor-type="as-char" svg:y="-0.496cm" svg:width="5.749cm" svg:height="0.714cm" draw:z-index="34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<text:p text:style-name="P14"><draw:frame draw:style-name="fr2" draw:name="Objet109" text:anchor-type="as-char" svg:y="-0.459cm" svg:width="2.055cm" svg:height="0.679cm" draw:z-index="38"><draw:object xlink:href="./Object 109" xlink:type="simple" xlink:show="embed" xlink:actuate="onLoad"/><draw:image xlink:href="./ObjectReplacements/Object 109" xlink:type="simple" xlink:show="embed" xlink:actuate="onLoad"/><svg:desc>formule</svg:desc></draw:frame></text:p>
      <text:p text:style-name="P14"/>
      <text:p text:style-name="P15">2) <draw:frame draw:style-name="fr1" draw:name="Objet106" text:anchor-type="as-char" svg:y="-0.489cm" svg:width="3.755cm" svg:height="0.718cm" draw:z-index="35"><draw:object xlink:href="./Object 106" xlink:type="simple" xlink:show="embed" xlink:actuate="onLoad"/><draw:image xlink:href="./ObjectReplacements/Object 106" xlink:type="simple" xlink:show="embed" xlink:actuate="onLoad"/><svg:desc>formule</svg:desc></draw:frame> : <draw:frame draw:style-name="fr1" draw:name="Objet107" text:anchor-type="as-char" svg:y="-0.496cm" svg:width="3.96cm" svg:height="0.714cm" draw:z-index="36"><draw:object xlink:href="./Object 107" xlink:type="simple" xlink:show="embed" xlink:actuate="onLoad"/><draw:image xlink:href="./ObjectReplacements/Object 107" xlink:type="simple" xlink:show="embed" xlink:actuate="onLoad"/><svg:desc>formule</svg:desc></draw:frame></text:p>
      <text:p text:style-name="P15"><draw:frame draw:style-name="fr1" draw:name="Objet108" text:anchor-type="as-char" svg:y="-0.496cm" svg:width="8.387cm" svg:height="0.714cm" draw:z-index="37"><draw:object xlink:href="./Object 108" xlink:type="simple" xlink:show="embed" xlink:actuate="onLoad"/><draw:image xlink:href="./ObjectReplacements/Object 108" xlink:type="simple" xlink:show="embed" xlink:actuate="onLoad"/><svg:desc>formule</svg:desc></draw:frame></text:p>
      <text:p text:style-name="P15"><draw:frame draw:style-name="fr2" draw:name="Objet110" text:anchor-type="as-char" svg:y="-0.459cm" svg:width="2.191cm" svg:height="0.679cm" draw:z-index="39"><draw:object xlink:href="./Object 110" xlink:type="simple" xlink:show="embed" xlink:actuate="onLoad"/><draw:image xlink:href="./ObjectReplacements/Object 110" xlink:type="simple" xlink:show="embed" xlink:actuate="onLoad"/><svg:desc>formule</svg:desc></draw:frame></text:p>
      <text:p text:style-name="P16"/>
      <text:p text:style-name="P16"/>
      <text:p text:style-name="P17"/>
      <text:p text:style-name="P24"><text:span text:style-name="T11">M3 : comment calculer la somme </text:span><text:span text:style-name="T11"><draw:frame draw:style-name="fr1" draw:name="Objet101" text:anchor-type="as-char" svg:y="-0.457cm" svg:width="0.572cm" svg:height="0.605cm" draw:z-index="40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11"><text:s/>de </text:span><text:span text:style-name="T11"><draw:frame draw:style-name="fr1" draw:name="Objet111" text:anchor-type="as-char" svg:y="-0.457cm" svg:width="0.691cm" svg:height="0.605cm" draw:z-index="41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1"><text:s/>termes consécutifs d'une suite arithmétique ?</text:span> </text:p>
      <text:p text:style-name="P19"><text:span text:style-name="T8">On utilise la relation suivante : </text:span><text:span text:style-name="T14"><text:s text:c="2"/></text:span><text:span text:style-name="T15"><text:s/></text:span><text:span text:style-name="T15"><draw:frame draw:style-name="fr2" draw:name="Objet112" text:anchor-type="as-char" svg:y="-0.803cm" svg:width="2.882cm" svg:height="1.263cm" draw:z-index="5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5"><text:s/></text:span><text:span text:style-name="T16">et </text:span><text:span text:style-name="T16"><draw:frame draw:style-name="fr2" draw:name="Objet17" text:anchor-type="as-char" svg:y="-0.721cm" svg:width="2.843cm" svg:height="1.182cm" draw:z-index="5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10">où <text:span text:style-name="T4">N</text:span><text:span text:style-name="T12"> </text:span>= nombre de termes de la somme, <text:span text:style-name="T1">P</text:span> = premier terme de la somme et <text:span text:style-name="T1">D</text:span> = dernier terme de la somme.</text:p>
      <text:p text:style-name="P11"/>
      <text:p text:style-name="P20">Exemples : calculer les sommes suivantes :</text:p>
      <text:p text:style-name="P20">1) S = 1 + 3 + 5 + 7 + 9 + 11 + ... + 99</text:p>
      <text:p text:style-name="P4"><text:span text:style-name="T17">On cherche l</text:span>a somme de termes d'une suite arithmétique de raison r<draw:frame draw:style-name="fr1" draw:name="Objet27" text:anchor-type="as-char" svg:y="-0.457cm" svg:width="1.152cm" svg:height="0.605cm" draw:z-index="55"><draw:object xlink:href="./Object 28" xlink:type="simple" xlink:show="embed" xlink:actuate="onLoad"/><draw:image xlink:href="./ObjectReplacements/Object 28" xlink:type="simple" xlink:show="embed" xlink:actuate="onLoad"/><svg:desc>formule</svg:desc></draw:frame> et de premier terme <draw:frame draw:style-name="fr1" draw:name="Objet48" text:anchor-type="as-char" svg:y="-0.457cm" svg:width="1.439cm" svg:height="0.676cm" draw:z-index="56"><draw:object xlink:href="./Object 49" xlink:type="simple" xlink:show="embed" xlink:actuate="onLoad"/><draw:image xlink:href="./ObjectReplacements/Object 49" xlink:type="simple" xlink:show="embed" xlink:actuate="onLoad"/><svg:desc>formule</svg:desc></draw:frame>.</text:p>
      <text:p text:style-name="P4">Mais combien de termes comporte cette somme ?</text:p>
      <text:p text:style-name="P4">Notons <draw:frame draw:style-name="fr1" draw:name="Objet113" text:anchor-type="as-char" svg:y="-0.457cm" svg:width="1.707cm" svg:height="0.676cm" draw:z-index="42"><draw:object xlink:href="./Object 113" xlink:type="simple" xlink:show="embed" xlink:actuate="onLoad"/><draw:image xlink:href="./ObjectReplacements/Object 113" xlink:type="simple" xlink:show="embed" xlink:actuate="onLoad"/><svg:desc>formule</svg:desc></draw:frame><text:s/>où <draw:frame draw:style-name="fr1" draw:name="Objet114" text:anchor-type="as-char" svg:y="-0.457cm" svg:width="0.566cm" svg:height="0.605cm" draw:z-index="43"><draw:object xlink:href="./Object 114" xlink:type="simple" xlink:show="embed" xlink:actuate="onLoad"/><draw:image xlink:href="./ObjectReplacements/Object 114" xlink:type="simple" xlink:show="embed" xlink:actuate="onLoad"/><svg:desc>formule</svg:desc></draw:frame><text:s/>désigne le nombre de termes de la somme.</text:p>
      <text:p text:style-name="P10">D'après M2 <text:span text:style-name="T12">(</text:span><draw:frame draw:style-name="fr1" draw:name="Objet115" text:anchor-type="as-char" svg:y="-0.497cm" svg:width="3.688cm" svg:height="0.714cm" draw:z-index="44"><draw:object xlink:href="./Object 115" xlink:type="simple" xlink:show="embed" xlink:actuate="onLoad"/><draw:image xlink:href="./ObjectReplacements/Object 115" xlink:type="simple" xlink:show="embed" xlink:actuate="onLoad"/><svg:desc>formule</svg:desc></draw:frame><text:span text:style-name="T12">) , on a </text:span><draw:frame draw:style-name="fr1" draw:name="Objet116" text:anchor-type="as-char" svg:y="-0.496cm" svg:width="3.586cm" svg:height="0.714cm" draw:z-index="45"><draw:object xlink:href="./Object 116" xlink:type="simple" xlink:show="embed" xlink:actuate="onLoad"/><draw:image xlink:href="./ObjectReplacements/Object 116" xlink:type="simple" xlink:show="embed" xlink:actuate="onLoad"/><svg:desc>formule</svg:desc></draw:frame>.</text:p>
      <text:p text:style-name="P12"><text:s/>C'est-à-dire : <draw:frame draw:style-name="fr1" draw:name="Objet117" text:anchor-type="as-char" svg:y="-0.496cm" svg:width="12.555cm" svg:height="0.688cm" draw:z-index="46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<text:p text:style-name="P4">Il y a donc 50 termes dans cette somme.</text:p>
      <text:p text:style-name="P4">Ce qui donne, d'après M3 : <draw:frame draw:style-name="fr1" draw:name="Objet118" text:anchor-type="as-char" svg:y="-0.801cm" svg:width="4.284cm" svg:height="1.259cm" draw:z-index="47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<text:p text:style-name="P20"/>
      <text:p text:style-name="P20">2) S = 1 + 2 + 3 + 4 + ... + n.</text:p>
      <text:p text:style-name="P4">Somme des <draw:frame draw:style-name="fr1" draw:name="Objet119" text:anchor-type="as-char" svg:y="-0.457cm" svg:width="0.566cm" svg:height="0.605cm" draw:z-index="48"><draw:object xlink:href="./Object 119" xlink:type="simple" xlink:show="embed" xlink:actuate="onLoad"/><draw:image xlink:href="./ObjectReplacements/Object 119" xlink:type="simple" xlink:show="embed" xlink:actuate="onLoad"/><svg:desc>formule</svg:desc></draw:frame><text:s/><text:span text:style-name="T13">ter</text:span>mes d'une suite arithmétique de raison <draw:frame draw:style-name="fr1" draw:name="Objet120" text:anchor-type="as-char" svg:y="-0.457cm" svg:width="1.147cm" svg:height="0.605cm" draw:z-index="49"><draw:object xlink:href="./Object 120" xlink:type="simple" xlink:show="embed" xlink:actuate="onLoad"/><draw:image xlink:href="./ObjectReplacements/Object 120" xlink:type="simple" xlink:show="embed" xlink:actuate="onLoad"/><svg:desc>formule</svg:desc></draw:frame>, de premier terme <draw:frame draw:style-name="fr1" draw:name="Objet121" text:anchor-type="as-char" svg:y="-0.457cm" svg:width="1.256cm" svg:height="0.605cm" draw:z-index="50"><draw:object xlink:href="./Object 121" xlink:type="simple" xlink:show="embed" xlink:actuate="onLoad"/><draw:image xlink:href="./ObjectReplacements/Object 121" xlink:type="simple" xlink:show="embed" xlink:actuate="onLoad"/><svg:desc>formule</svg:desc></draw:frame>et de dernier terme <draw:frame draw:style-name="fr1" draw:name="Objet122" text:anchor-type="as-char" svg:y="-0.457cm" svg:width="1.337cm" svg:height="0.605cm" draw:z-index="51"><draw:object xlink:href="./Object 122" xlink:type="simple" xlink:show="embed" xlink:actuate="onLoad"/><draw:image xlink:href="./ObjectReplacements/Object 122" xlink:type="simple" xlink:show="embed" xlink:actuate="onLoad"/><svg:desc>formule</svg:desc></draw:frame>, d'où : <draw:frame draw:style-name="fr1" draw:name="Objet123" text:anchor-type="as-char" svg:y="-0.801cm" svg:width="2.554cm" svg:height="1.259cm" draw:z-index="52"><draw:object xlink:href="./Object 123" xlink:type="simple" xlink:show="embed" xlink:actuate="onLoad"/><draw:image xlink:href="./ObjectReplacements/Object 123" xlink:type="simple" xlink:show="embed" xlink:actuate="onLoad"/><svg:desc>formule</svg:desc></draw:frame></text:p>
      <text:p text:style-name="P13"/>
      <text:p text:style-name="P13"/>
      <text:p text:style-name="P4"/>
      <text:p text:style-name="P4"/>
      <text:p text:style-name="P4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fo:font-weight="bold" officeooo:rsid="00b428b8" officeooo:paragraph-rsid="00b57e12" style:font-size-asian="16pt" style:font-weight-asian="bold" style:font-size-complex="16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UITES ARITHMÉTIQUES</text:p>
      </style:header>
      <style:footer>
        <text:p text:style-name="MP2">Page :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4.2$Linux_X86_64 LibreOffice_project/30$Build-2</meta:generator>
    <dc:date>2022-07-16T22:24:29.599371081</dc:date>
    <meta:editing-duration>PT17H16M35S</meta:editing-duration>
    <meta:editing-cycles>172</meta:editing-cycles>
    <meta:document-statistic meta:table-count="0" meta:image-count="0" meta:object-count="57" meta:page-count="2" meta:paragraph-count="45" meta:word-count="327" meta:character-count="1646" meta:non-whitespace-character-count="1325"/>
  </office:meta>
</office:document-meta>
</file>

<file path=Object 1/content.xml><?xml version="1.0" encoding="utf-8"?>
<math xmlns="http://www.w3.org/1998/Math/MathML" display="block">
  <semantics>
    <mstyle mathvariant="bold">
      <mrow>
        <mi>N</mi>
        <mo stretchy="false">=</mo>
        <mrow>
          <mfrac>
            <mrow>
              <mi>P</mi>
              <mo stretchy="false">−</mo>
              <mi>D</mi>
            </mrow>
            <mi>r</mi>
          </mfrac>
          <mo stretchy="false">+</mo>
          <mn>1</mn>
        </mrow>
      </mrow>
    </mstyle>
    <annotation encoding="StarMath 5.0">bold { N=  {P - D} over r + 1  }</annotation>
  </semantics>
</math>
</file>

<file path=Object 100/content.xml><?xml version="1.0" encoding="utf-8"?>
<math xmlns="http://www.w3.org/1998/Math/MathML" display="block">
  <semantics>
    <mstyle mathvariant="bold">
      <msub>
        <mi>U</mi>
        <mn>26</mn>
      </msub>
    </mstyle>
    <annotation encoding="StarMath 5.0">bold { U_26 }</annotation>
  </semantics>
</math>
</file>

<file path=Object 101/content.xml><?xml version="1.0" encoding="utf-8"?>
<math xmlns="http://www.w3.org/1998/Math/MathML" display="block">
  <semantics>
    <mstyle mathvariant="bold">
      <mi>S</mi>
    </mstyle>
    <annotation encoding="StarMath 5.0">bold { S }</annotation>
  </semantics>
</math>
</file>

<file path=Object 103/content.xml><?xml version="1.0" encoding="utf-8"?>
<math xmlns="http://www.w3.org/1998/Math/MathML" display="block">
  <semantics>
    <mstyle mathvariant="bold">
      <mrow>
        <mrow>
          <msub>
            <mi>U</mi>
            <mn>0</mn>
          </msub>
          <mo stretchy="false">=</mo>
          <mn>6</mn>
        </mrow>
        <mtext> et </mtext>
        <mrow>
          <mi>r</mi>
          <mo stretchy="false">=</mo>
          <mn>5</mn>
        </mrow>
      </mrow>
    </mstyle>
    <annotation encoding="StarMath 5.0">bold { U_0 = 6 " et " r  = 5 }</annotation>
  </semantics>
</math>
</file>

<file path=Object 104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row>
            <msub>
              <mi>U</mi>
              <mn>0</mn>
            </msub>
            <mo stretchy="false">+</mo>
            <mrow>
              <mo fence="true" form="prefix" stretchy="false">(</mo>
              <mrow>
                <mrow>
                  <mi>n</mi>
                  <mo stretchy="false">−</mo>
                  <mn>0</mn>
                </mrow>
              </mrow>
              <mo fence="true" form="postfix" stretchy="false">)</mo>
            </mrow>
          </mrow>
        </mrow>
        <mi>r</mi>
      </mrow>
    </mstyle>
    <annotation encoding="StarMath 5.0">bold { U_n= U_0 + (n - 0)r }</annotation>
  </semantics>
</math>
</file>

<file path=Object 105/content.xml><?xml version="1.0" encoding="utf-8"?>
<math xmlns="http://www.w3.org/1998/Math/MathML" display="block">
  <semantics>
    <mstyle mathvariant="bold">
      <mrow>
        <mo stretchy="false">⇒</mo>
        <mtext> </mtext>
        <mrow>
          <msub>
            <mi>U</mi>
            <mn>26</mn>
          </msub>
          <mo stretchy="false">=</mo>
          <mrow>
            <mn>6</mn>
            <mo stretchy="false">+</mo>
            <mrow>
              <mrow>
                <mo fence="true" form="prefix" stretchy="false">(</mo>
                <mrow>
                  <mrow>
                    <mn>26</mn>
                    <mo stretchy="false">−</mo>
                    <mn>0</mn>
                  </mrow>
                </mrow>
                <mo fence="true" form="postfix" stretchy="false">)</mo>
              </mrow>
              <mo stretchy="false">×</mo>
              <mn>5</mn>
            </mrow>
          </mrow>
          <mo stretchy="false">=</mo>
          <mn>136</mn>
        </mrow>
      </mrow>
    </mstyle>
    <annotation encoding="StarMath 5.0">bold { drarrow" "U_26= 6 + (26 - 0) times 5 = 136 }</annotation>
  </semantics>
</math>
</file>

<file path=Object 106/content.xml><?xml version="1.0" encoding="utf-8"?>
<math xmlns="http://www.w3.org/1998/Math/MathML" display="block">
  <semantics>
    <mstyle mathvariant="bold">
      <mrow>
        <mrow>
          <msub>
            <mi>U</mi>
            <mn>10</mn>
          </msub>
          <mo stretchy="false">=</mo>
          <mn>3</mn>
        </mrow>
        <mtext> et </mtext>
        <mrow>
          <mi>r</mi>
          <mo stretchy="false">=</mo>
          <mrow>
            <mo stretchy="false">−</mo>
            <mn>2</mn>
          </mrow>
        </mrow>
      </mrow>
    </mstyle>
    <annotation encoding="StarMath 5.0">bold { U_10 = 3 " et " r  = -2 }</annotation>
  </semantics>
</math>
</file>

<file path=Object 107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row>
            <msub>
              <mi>U</mi>
              <mn>10</mn>
            </msub>
            <mo stretchy="false">+</mo>
            <mrow>
              <mo fence="true" form="prefix" stretchy="false">(</mo>
              <mrow>
                <mrow>
                  <mi>n</mi>
                  <mo stretchy="false">−</mo>
                  <mn>10</mn>
                </mrow>
              </mrow>
              <mo fence="true" form="postfix" stretchy="false">)</mo>
            </mrow>
          </mrow>
        </mrow>
        <mi>r</mi>
      </mrow>
    </mstyle>
    <annotation encoding="StarMath 5.0">bold { U_n= U_10 + (n - 10)r }</annotation>
  </semantics>
</math>
</file>

<file path=Object 108/content.xml><?xml version="1.0" encoding="utf-8"?>
<math xmlns="http://www.w3.org/1998/Math/MathML" display="block">
  <semantics>
    <mstyle mathvariant="bold">
      <mrow>
        <mo stretchy="false">⇒</mo>
        <mtext> </mtext>
        <mrow>
          <msub>
            <mi>U</mi>
            <mn>26</mn>
          </msub>
          <mo stretchy="false">=</mo>
          <mrow>
            <mn>3</mn>
            <mo stretchy="false">+</mo>
            <mrow>
              <mrow>
                <mo fence="true" form="prefix" stretchy="false">(</mo>
                <mrow>
                  <mrow>
                    <mn>26</mn>
                    <mo stretchy="false">−</mo>
                    <mn>10</mn>
                  </mrow>
                </mrow>
                <mo fence="true" form="postfix" stretchy="false">)</mo>
              </mrow>
              <mo stretchy="false">×</mo>
              <mrow>
                <mo fence="true" form="prefix" stretchy="false">(</mo>
                <mrow>
                  <mrow>
                    <mo stretchy="false">−</mo>
                    <mn>2</mn>
                  </mrow>
                </mrow>
                <mo fence="true" form="postfix" stretchy="false">)</mo>
              </mrow>
            </mrow>
          </mrow>
          <mo stretchy="false">=</mo>
          <mrow>
            <mn>3</mn>
            <mo stretchy="false">+</mo>
            <mrow>
              <mn>16</mn>
              <mo stretchy="false">×</mo>
              <mrow>
                <mo fence="true" form="prefix" stretchy="false">(</mo>
                <mrow>
                  <mrow>
                    <mo stretchy="false">−</mo>
                    <mn>2</mn>
                  </mrow>
                </mrow>
                <mo fence="true" form="postfix" stretchy="false">)</mo>
              </mrow>
            </mrow>
          </mrow>
        </mrow>
      </mrow>
    </mstyle>
    <annotation encoding="StarMath 5.0">bold { drarrow" "U_26= 3 + (26 -10) times (-2) = 3 + 16 times (-2) }</annotation>
  </semantics>
</math>
</file>

<file path=Object 109/content.xml><?xml version="1.0" encoding="utf-8"?>
<math xmlns="http://www.w3.org/1998/Math/MathML" display="block">
  <semantics>
    <mstyle mathvariant="bold">
      <mrow>
        <msub>
          <mi>U</mi>
          <mn>26</mn>
        </msub>
        <mo stretchy="false">=</mo>
        <mn>136</mn>
      </mrow>
    </mstyle>
    <annotation encoding="StarMath 5.0">bold { U_26= 136 }</annotation>
  </semantics>
</math>
</file>

<file path=Object 110/content.xml><?xml version="1.0" encoding="utf-8"?>
<math xmlns="http://www.w3.org/1998/Math/MathML" display="block">
  <semantics>
    <mstyle mathvariant="bold">
      <mrow>
        <msub>
          <mi>U</mi>
          <mn>26</mn>
        </msub>
        <mo stretchy="false">=</mo>
        <mrow>
          <mo stretchy="false">−</mo>
          <mn>29</mn>
        </mrow>
      </mrow>
    </mstyle>
    <annotation encoding="StarMath 5.0">bold { U_26= -29  }</annotation>
  </semantics>
</math>
</file>

<file path=Object 111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113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n>99</mn>
      </mrow>
    </mstyle>
    <annotation encoding="StarMath 5.0">bold { U_n= 99  }</annotation>
  </semantics>
</math>
</file>

<file path=Object 114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115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row>
            <msub>
              <mi>U</mi>
              <mi>p</mi>
            </msub>
            <mo stretchy="false">+</mo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</mrow>
        </mrow>
        <mi>r</mi>
      </mrow>
    </mstyle>
    <annotation encoding="StarMath 5.0">bold { U_n= U_p + (n - p)r }</annotation>
  </semantics>
</math>
</file>

<file path=Object 116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row>
            <msub>
              <mi>U</mi>
              <mn>1</mn>
            </msub>
            <mo stretchy="false">+</mo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</mrow>
        <mi>r</mi>
      </mrow>
    </mstyle>
    <annotation encoding="StarMath 5.0">bold { U_n= U_1 +(n - 1)r }</annotation>
  </semantics>
</math>
</file>

<file path=Object 117/content.xml><?xml version="1.0" encoding="utf-8"?>
<math xmlns="http://www.w3.org/1998/Math/MathML" display="block">
  <semantics>
    <mstyle mathvariant="bold">
      <mrow>
        <mrow>
          <mn>99</mn>
          <mo stretchy="false">=</mo>
          <mtext> </mtext>
        </mrow>
        <mrow>
          <mn>1</mn>
          <mo stretchy="false">+</mo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row>
        <mn>2</mn>
        <mrow>
          <mtext> </mtext>
          <mo stretchy="false">=</mo>
          <mrow>
            <mn>1</mn>
            <mo stretchy="false">+</mo>
            <mn>2</mn>
          </mrow>
        </mrow>
        <mrow>
          <mi>n</mi>
          <mo stretchy="false">−</mo>
          <mn>2</mn>
        </mrow>
        <mrow>
          <mtext> </mtext>
          <mo stretchy="false">=</mo>
          <mn>2</mn>
        </mrow>
        <mrow>
          <mi>n</mi>
          <mo stretchy="false">−</mo>
          <mn>1</mn>
        </mrow>
        <mtext>  </mtext>
        <mo stretchy="false">⇔</mo>
        <mtext> </mtext>
        <mn>2</mn>
        <mi>n</mi>
        <mrow>
          <mtext> </mtext>
          <mo stretchy="false">=</mo>
          <mn>100</mn>
        </mrow>
        <mtext> </mtext>
        <mo stretchy="false">⇔</mo>
        <mtext> </mtext>
        <mi>n</mi>
        <mrow>
          <mtext> </mtext>
          <mo stretchy="false">=</mo>
          <mn>50</mn>
        </mrow>
      </mrow>
    </mstyle>
    <annotation encoding="StarMath 5.0">bold { 99=" " 1 + (n - 1)2" "= 1+ 2n -2 " "= 2n -1"  "dlrarrow" "2n " "= 100" "dlrarrow" "n " "= 50 }</annotation>
  </semantics>
</math>
</file>

<file path=Object 118/content.xml><?xml version="1.0" encoding="utf-8"?>
<math xmlns="http://www.w3.org/1998/Math/MathML" display="block">
  <semantics>
    <mstyle mathvariant="bold">
      <mrow>
        <mi>S</mi>
        <mo stretchy="false">=</mo>
        <mfrac>
          <mrow>
            <mn>50</mn>
            <mrow>
              <mo fence="true" form="prefix" stretchy="false">(</mo>
              <mrow>
                <mrow>
                  <mn>1</mn>
                  <mo stretchy="false">+</mo>
                  <mn>99</mn>
                </mrow>
              </mrow>
              <mo fence="true" form="postfix" stretchy="false">)</mo>
            </mrow>
          </mrow>
          <mn>2</mn>
        </mfrac>
        <mo stretchy="false">=</mo>
        <mn>2500</mn>
      </mrow>
    </mstyle>
    <annotation encoding="StarMath 5.0">bold { S= { 50(1 + 99)} over 2 = 2500 }</annotation>
  </semantics>
</math>
</file>

<file path=Object 119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120/content.xml><?xml version="1.0" encoding="utf-8"?>
<math xmlns="http://www.w3.org/1998/Math/MathML" display="block">
  <semantics>
    <mstyle mathvariant="bold">
      <mrow>
        <mi>r</mi>
        <mo stretchy="false">=</mo>
        <mn>1</mn>
      </mrow>
    </mstyle>
    <annotation encoding="StarMath 5.0">bold { r= 1 }</annotation>
  </semantics>
</math>
</file>

<file path=Object 121/content.xml><?xml version="1.0" encoding="utf-8"?>
<math xmlns="http://www.w3.org/1998/Math/MathML" display="block">
  <semantics>
    <mstyle mathvariant="bold">
      <mrow>
        <mi>P</mi>
        <mo stretchy="false">=</mo>
        <mn>1</mn>
      </mrow>
    </mstyle>
    <annotation encoding="StarMath 5.0">bold { P= 1 }</annotation>
  </semantics>
</math>
</file>

<file path=Object 122/content.xml><?xml version="1.0" encoding="utf-8"?>
<math xmlns="http://www.w3.org/1998/Math/MathML" display="block">
  <semantics>
    <mstyle mathvariant="bold">
      <mrow>
        <mi>D</mi>
        <mo stretchy="false">=</mo>
        <mi>n</mi>
      </mrow>
    </mstyle>
    <annotation encoding="StarMath 5.0">bold { D= n }</annotation>
  </semantics>
</math>
</file>

<file path=Object 123/content.xml><?xml version="1.0" encoding="utf-8"?>
<math xmlns="http://www.w3.org/1998/Math/MathML" display="block">
  <semantics>
    <mstyle mathvariant="bold">
      <mrow>
        <mi>S</mi>
        <mo stretchy="false">=</mo>
        <mfrac>
          <mrow>
            <mi>n</mi>
            <mrow>
              <mo fence="true" form="prefix" stretchy="false">(</mo>
              <mrow>
                <mrow>
                  <mn>1</mn>
                  <mo stretchy="false">+</mo>
                  <mi>n</mi>
                </mrow>
              </mrow>
              <mo fence="true" form="postfix" stretchy="false">)</mo>
            </mrow>
          </mrow>
          <mn>2</mn>
        </mfrac>
      </mrow>
    </mstyle>
    <annotation encoding="StarMath 5.0">bold { S= { n(1+n)} over 2 }</annotation>
  </semantics>
</math>
</file>

<file path=Object 25/content.xml><?xml version="1.0" encoding="utf-8"?>
<math xmlns="http://www.w3.org/1998/Math/MathML" display="block">
  <semantics>
    <mstyle mathvariant="bold">
      <mrow>
        <mi>S</mi>
        <mo stretchy="false">=</mo>
        <mfrac>
          <mrow>
            <mi>N</mi>
            <mrow>
              <mo fence="true" form="prefix" stretchy="false">(</mo>
              <mrow>
                <mrow>
                  <mi>P</mi>
                  <mo stretchy="false">+</mo>
                  <mi>D</mi>
                </mrow>
              </mrow>
              <mo fence="true" form="postfix" stretchy="false">)</mo>
            </mrow>
          </mrow>
          <mn>2</mn>
        </mfrac>
      </mrow>
    </mstyle>
    <annotation encoding="StarMath 5.0">bold { S= {N(P + D)} over 2  }</annotation>
  </semantics>
</math>
</file>

<file path=Object 28/content.xml><?xml version="1.0" encoding="utf-8"?>
<math xmlns="http://www.w3.org/1998/Math/MathML" display="block">
  <semantics>
    <mstyle mathvariant="bold">
      <mrow>
        <mi>r</mi>
        <mo stretchy="false">=</mo>
        <mn>2</mn>
      </mrow>
    </mstyle>
    <annotation encoding="StarMath 5.0">bold {r = 2 }</annotation>
  </semantics>
</math>
</file>

<file path=Object 49/content.xml><?xml version="1.0" encoding="utf-8"?>
<math xmlns="http://www.w3.org/1998/Math/MathML" display="block">
  <semantics>
    <mstyle mathvariant="bold">
      <mrow>
        <msub>
          <mi>U</mi>
          <mn>1</mn>
        </msub>
        <mo stretchy="false">=</mo>
        <mn>1</mn>
      </mrow>
    </mstyle>
    <annotation encoding="StarMath 5.0">bold { U_1= 1 }</annotation>
  </semantics>
</math>
</file>

<file path=Object 6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70/content.xml><?xml version="1.0" encoding="utf-8"?>
<math xmlns="http://www.w3.org/1998/Math/MathML" display="block">
  <semantics>
    <mstyle mathvariant="bold">
      <mi>r</mi>
    </mstyle>
    <annotation encoding="StarMath 5.0">bold { r }</annotation>
  </semantics>
</math>
</file>

<file path=Object 71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row>
          <msub>
            <mi>U</mi>
            <mi>n</mi>
          </msub>
          <mo stretchy="false">+</mo>
          <mi>r</mi>
        </mrow>
      </mrow>
    </mstyle>
    <annotation encoding="StarMath 5.0">bold { U_{n+1} = U_n + r}</annotation>
  </semantics>
</math>
</file>

<file path=Object 72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73/content.xml><?xml version="1.0" encoding="utf-8"?>
<math xmlns="http://www.w3.org/1998/Math/MathML" display="block">
  <semantics>
    <mstyle mathvariant="bold">
      <mi>r</mi>
    </mstyle>
    <annotation encoding="StarMath 5.0">bold { r }</annotation>
  </semantics>
</math>
</file>

<file path=Object 7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75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76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77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</mstyle>
    <annotation encoding="StarMath 5.0">bold { U_{n + 1} - U_n }</annotation>
  </semantics>
</math>
</file>

<file path=Object 78/content.xml><?xml version="1.0" encoding="utf-8"?>
<math xmlns="http://www.w3.org/1998/Math/MathML" display="block">
  <semantics>
    <mstyle mathvariant="bold">
      <mi>r</mi>
    </mstyle>
    <annotation encoding="StarMath 5.0">bold { r }</annotation>
  </semantics>
</math>
</file>

<file path=Object 79/content.xml><?xml version="1.0" encoding="utf-8"?>
<math xmlns="http://www.w3.org/1998/Math/MathML" display="block">
  <semantics>
    <mstyle mathvariant="bold">
      <mi>r</mi>
    </mstyle>
    <annotation encoding="StarMath 5.0">bold { r }</annotation>
  </semantics>
</math>
</file>

<file path=Object 80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81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n>3</mn>
        </mrow>
        <mrow>
          <mi>n</mi>
          <mo stretchy="false">−</mo>
          <mn>2</mn>
        </mrow>
      </mrow>
    </mstyle>
    <annotation encoding="StarMath 5.0">bold { U_n = 3n - 2}</annotation>
  </semantics>
</math>
</file>

<file path=Object 82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83/content.xml><?xml version="1.0" encoding="utf-8"?>
<math xmlns="http://www.w3.org/1998/Math/MathML" display="block">
  <semantics>
    <mstyle mathvariant="bold">
      <mrow>
        <mrow>
          <msub>
            <mi>U</mi>
            <mrow>
              <mi>n</mi>
              <mo stretchy="false">+</mo>
              <mn>1</mn>
            </mrow>
          </msub>
          <mo stretchy="false">−</mo>
          <msub>
            <mi>U</mi>
            <mi>n</mi>
          </msub>
        </mrow>
        <mo stretchy="false">=</mo>
        <mrow>
          <mrow>
            <mo fence="true" form="prefix" stretchy="false">(</mo>
            <mrow>
              <mrow>
                <mn>3</mn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false">)</mo>
                  </mrow>
                  <mo stretchy="false">−</mo>
                  <mn>2</mn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n>3</mn>
                <mrow>
                  <mi>n</mi>
                  <mo stretchy="false">−</mo>
                  <mn>2</mn>
                </mrow>
              </mrow>
            </mrow>
            <mo fence="true" form="postfix" stretchy="false">)</mo>
          </mrow>
        </mrow>
      </mrow>
    </mstyle>
    <annotation encoding="StarMath 5.0">bold { U_{n + 1} - U_n = (3(n+1)-2 ) - (3n -2) }</annotation>
  </semantics>
</math>
</file>

<file path=Object 8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85/content.xml><?xml version="1.0" encoding="utf-8"?>
<math xmlns="http://www.w3.org/1998/Math/MathML" display="block">
  <semantics>
    <mstyle mathvariant="bold">
      <mrow>
        <mi>r</mi>
        <mo stretchy="false">=</mo>
        <mn>3</mn>
      </mrow>
    </mstyle>
    <annotation encoding="StarMath 5.0">bold { r= 3 }</annotation>
  </semantics>
</math>
</file>

<file path=Object 86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row>
          <mo stretchy="false">−</mo>
          <mn>2</mn>
        </mrow>
      </mrow>
    </mstyle>
    <annotation encoding="StarMath 5.0">bold { U_0 = -2 }</annotation>
  </semantics>
</math>
</file>

<file path=Object 87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row>
          <msup>
            <mi>n</mi>
            <mn>2</mn>
          </msup>
          <mo stretchy="false">+</mo>
          <mn>1</mn>
        </mrow>
      </mrow>
    </mstyle>
    <annotation encoding="StarMath 5.0">bold { U_n = n^2 +1 }</annotation>
  </semantics>
</math>
</file>

<file path=Object 88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89/content.xml><?xml version="1.0" encoding="utf-8"?>
<math xmlns="http://www.w3.org/1998/Math/MathML" display="block">
  <semantics>
    <mstyle mathvariant="bold">
      <mrow>
        <mrow>
          <msub>
            <mi>U</mi>
            <mrow>
              <mi>n</mi>
              <mo stretchy="false">+</mo>
              <mn>1</mn>
            </mrow>
          </msub>
          <mo stretchy="false">−</mo>
          <msub>
            <mi>U</mi>
            <mi>n</mi>
          </msub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  <mrow>
                  <mn>²</mn>
                  <mo stretchy="false">+</mo>
                  <mn>1</mn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sup>
                  <mi>n</mi>
                  <mn>2</mn>
                </msup>
                <mo stretchy="false">+</mo>
                <mn>1</mn>
              </mrow>
            </mrow>
            <mo fence="true" form="postfix" stretchy="false">)</mo>
          </mrow>
        </mrow>
      </mrow>
    </mstyle>
    <annotation encoding="StarMath 5.0">bold { U_{n + 1} - U_n = ((n+1)² +1 ) - (n^2 +1) }</annotation>
  </semantics>
</math>
</file>

<file path=Object 9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91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row>
          <msub>
            <mi>U</mi>
            <mn>0</mn>
          </msub>
          <mo stretchy="false">+</mo>
          <mi mathvariant="italic">nr</mi>
        </mrow>
      </mrow>
    </mstyle>
    <annotation encoding="StarMath 5.0">bold { U_n= U_0 + nr }</annotation>
  </semantics>
</math>
</file>

<file path=Object 92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row>
            <msub>
              <mi>U</mi>
              <mi>p</mi>
            </msub>
            <mo stretchy="false">+</mo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</mrow>
        </mrow>
        <mi>r</mi>
      </mrow>
    </mstyle>
    <annotation encoding="StarMath 5.0">bold { U_n= U_p + (n - p)r }</annotation>
  </semantics>
</math>
</file>

<file path=Object 93/content.xml><?xml version="1.0" encoding="utf-8"?>
<math xmlns="http://www.w3.org/1998/Math/MathML" display="block">
  <semantics>
    <mstyle mathvariant="bold">
      <mrow>
        <mrow>
          <msub>
            <mi>U</mi>
            <mrow>
              <mi>n</mi>
              <mo stretchy="false">+</mo>
              <mn>1</mn>
            </mrow>
          </msub>
          <mo stretchy="false">−</mo>
          <msub>
            <mi>U</mi>
            <mi>n</mi>
          </msub>
        </mrow>
        <mo stretchy="false">=</mo>
        <mrow>
          <mrow>
            <mo fence="true" form="prefix" stretchy="false">(</mo>
            <mrow>
              <mrow>
                <mrow>
                  <msup>
                    <mi>n</mi>
                    <mn>2</mn>
                  </msup>
                  <mo stretchy="false">+</mo>
                  <mn>2</mn>
                </mrow>
                <mrow>
                  <mi>n</mi>
                  <mo stretchy="false">+</mo>
                  <mn>1</mn>
                  <mo stretchy="false">+</mo>
                  <mn>1</mn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sup>
                  <mi>n</mi>
                  <mn>2</mn>
                </msup>
                <mo stretchy="false">+</mo>
                <mn>1</mn>
              </mrow>
            </mrow>
            <mo fence="true" form="postfix" stretchy="false">)</mo>
          </mrow>
        </mrow>
      </mrow>
    </mstyle>
    <annotation encoding="StarMath 5.0">bold { U_{n + 1} - U_n = (n^2 + 2n +1 +1 ) - (n^2 +1) }</annotation>
  </semantics>
</math>
</file>

<file path=Object 94/content.xml><?xml version="1.0" encoding="utf-8"?>
<math xmlns="http://www.w3.org/1998/Math/MathML" display="block">
  <semantics>
    <mstyle mathvariant="bold">
      <mrow>
        <mrow>
          <mrow>
            <msub>
              <mi>U</mi>
              <mrow>
                <mi>n</mi>
                <mo stretchy="false">+</mo>
                <mn>1</mn>
              </mrow>
            </msub>
            <mo stretchy="false">−</mo>
            <msub>
              <mi>U</mi>
              <mi>n</mi>
            </msub>
          </mrow>
          <mo stretchy="false">=</mo>
          <mrow>
            <msup>
              <mi>n</mi>
              <mn>2</mn>
            </msup>
            <mo stretchy="false">+</mo>
            <mn>2</mn>
          </mrow>
        </mrow>
        <mrow>
          <mi>n</mi>
          <mo stretchy="false">+</mo>
          <mn>2</mn>
          <mo stretchy="false">−</mo>
          <msup>
            <mi>n</mi>
            <mn>2</mn>
          </msup>
          <mo stretchy="false">−</mo>
          <mn>1</mn>
        </mrow>
      </mrow>
    </mstyle>
    <annotation encoding="StarMath 5.0">bold { U_{n + 1} - U_n = n^2 + 2n + 2 - n^2 -1 }</annotation>
  </semantics>
</math>
</file>

<file path=Object 95/content.xml><?xml version="1.0" encoding="utf-8"?>
<math xmlns="http://www.w3.org/1998/Math/MathML" display="block">
  <semantics>
    <mstyle mathvariant="bold">
      <mrow>
        <mrow>
          <mrow>
            <msub>
              <mi>U</mi>
              <mrow>
                <mi>n</mi>
                <mo stretchy="false">+</mo>
                <mn>1</mn>
              </mrow>
            </msub>
            <mo stretchy="false">−</mo>
            <msub>
              <mi>U</mi>
              <mi>n</mi>
            </msub>
          </mrow>
          <mo stretchy="false">=</mo>
          <mn>2</mn>
        </mrow>
        <mrow>
          <mi>n</mi>
          <mo stretchy="false">+</mo>
          <mn>1</mn>
        </mrow>
      </mrow>
    </mstyle>
    <annotation encoding="StarMath 5.0">bold { U_{n + 1} - U_n = 2n + 1 }</annotation>
  </semantics>
</math>
</file>

<file path=Object 96/content.xml><?xml version="1.0" encoding="utf-8"?>
<math xmlns="http://www.w3.org/1998/Math/MathML" display="block">
  <semantics>
    <mstyle mathvariant="bold">
      <mrow>
        <mrow>
          <mrow>
            <msub>
              <mi>U</mi>
              <mrow>
                <mi>n</mi>
                <mo stretchy="false">+</mo>
                <mn>1</mn>
              </mrow>
            </msub>
            <mo stretchy="false">−</mo>
            <msub>
              <mi>U</mi>
              <mi>n</mi>
            </msub>
          </mrow>
          <mo stretchy="false">=</mo>
          <mn>3</mn>
        </mrow>
        <mrow>
          <mi>n</mi>
          <mo stretchy="false">+</mo>
          <mn>3</mn>
          <mo stretchy="false">−</mo>
          <mn>2</mn>
          <mo stretchy="false">−</mo>
          <mn>3</mn>
        </mrow>
        <mrow>
          <mi>n</mi>
          <mo stretchy="false">+</mo>
          <mn>2</mn>
        </mrow>
      </mrow>
    </mstyle>
    <annotation encoding="StarMath 5.0">bold { U_{n + 1} - U_n = 3n +3 -2 -3n +2}</annotation>
  </semantics>
</math>
</file>

<file path=Object 97/content.xml><?xml version="1.0" encoding="utf-8"?>
<math xmlns="http://www.w3.org/1998/Math/MathML" display="block">
  <semantics>
    <mstyle mathvariant="bold">
      <mrow>
        <mrow>
          <msub>
            <mi>U</mi>
            <mrow>
              <mi>n</mi>
              <mo stretchy="false">+</mo>
              <mn>1</mn>
            </mrow>
          </msub>
          <mo stretchy="false">−</mo>
          <msub>
            <mi>U</mi>
            <mi>n</mi>
          </msub>
        </mrow>
        <mo stretchy="false">=</mo>
        <mn>3</mn>
      </mrow>
    </mstyle>
    <annotation encoding="StarMath 5.0">bold { U_{n + 1} - U_n = 3}</annotation>
  </semantics>
</math>
</file>

<file path=Object 98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99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